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bVhdAPI_5f_XRef" style:display-name="LibVhdAPI_XRef" style:family="table">
      <style:table-properties style:width="10.7799in" fo:break-before="page" table:align="margins"/>
    </style:style>
    <style:style style:name="LibVhdAPI_5f_XRef.A" style:display-name="LibVhdAPI_XRef.A" style:family="table-column">
      <style:table-column-properties style:column-width="3.6333in" style:rel-column-width="5232*"/>
    </style:style>
    <style:style style:name="LibVhdAPI_5f_XRef.B" style:display-name="LibVhdAPI_XRef.B" style:family="table-column">
      <style:table-column-properties style:column-width="1.7563in" style:rel-column-width="2529*"/>
    </style:style>
    <style:style style:name="LibVhdAPI_5f_XRef.C" style:display-name="LibVhdAPI_XRef.C" style:family="table-column">
      <style:table-column-properties style:column-width="2.6951in" style:rel-column-width="3881*"/>
    </style:style>
    <style:style style:name="LibVhdAPI_5f_XRef.A1" style:display-name="LibVhdAPI_XRef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ibVhdAPI_5f_XRef.B1" style:display-name="LibVhdAPI_XRef.B1" style:family="table-cell">
      <style:table-cell-properties fo:padding="0.0382in" fo:border="0.0007in solid #000000"/>
    </style:style>
    <style:style style:name="LibVhdAPI_5f_XRef.A2" style:display-name="LibVhdAPI_XRef.A2" style:family="table-cell">
      <style:table-cell-properties fo:padding="0.0382in" fo:border-left="0.0007in solid #000000" fo:border-right="none" fo:border-top="none" fo:border-bottom="0.0007in solid #000000"/>
    </style:style>
    <style:style style:name="LibVhdAPI_5f_XRef.D2" style:display-name="LibVhdAPI_XRef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LibVhdAPI_5f_XRef.A64" style:display-name="LibVhdAPI_XRef.A6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paragraph-rsid="001fb7e4" style:font-size-asian="8pt" style:font-size-complex="8pt"/>
    </style:style>
    <style:style style:name="P3" style:family="paragraph" style:parent-style-name="Table_20_Contents">
      <style:text-properties fo:font-size="8pt" officeooo:paragraph-rsid="00200b5a" style:font-size-asian="8pt" style:font-size-complex="8pt"/>
    </style:style>
    <style:style style:name="P4" style:family="paragraph" style:parent-style-name="Table_20_Contents">
      <style:text-properties fo:font-size="8pt" officeooo:paragraph-rsid="00213b42" style:font-size-asian="8pt" style:font-size-complex="8pt"/>
    </style:style>
    <style:style style:name="P5" style:family="paragraph" style:parent-style-name="Table_20_Contents">
      <style:text-properties fo:font-size="8pt" officeooo:paragraph-rsid="002278b9" style:font-size-asian="8pt" style:font-size-complex="8pt"/>
    </style:style>
    <style:style style:name="P6" style:family="paragraph" style:parent-style-name="Table_20_Contents">
      <style:text-properties fo:font-size="8pt" officeooo:paragraph-rsid="0023d6c1" style:font-size-asian="8pt" style:font-size-complex="8pt"/>
    </style:style>
    <style:style style:name="P7" style:family="paragraph" style:parent-style-name="Table_20_Contents">
      <style:text-properties fo:font-size="8pt" officeooo:paragraph-rsid="00255f51" style:font-size-asian="8pt" style:font-size-complex="8pt"/>
    </style:style>
    <style:style style:name="P8" style:family="paragraph" style:parent-style-name="Table_20_Contents">
      <style:text-properties fo:font-size="8pt" officeooo:paragraph-rsid="00265a02" style:font-size-asian="8pt" style:font-size-complex="8pt"/>
    </style:style>
    <style:style style:name="P9" style:family="paragraph" style:parent-style-name="Table_20_Contents">
      <style:text-properties fo:font-size="8pt" officeooo:paragraph-rsid="002799d3" style:font-size-asian="8pt" style:font-size-complex="8pt"/>
    </style:style>
    <style:style style:name="P10" style:family="paragraph" style:parent-style-name="Table_20_Contents">
      <style:text-properties fo:font-size="8pt" officeooo:paragraph-rsid="002959e0" style:font-size-asian="8pt" style:font-size-complex="8pt"/>
    </style:style>
    <style:style style:name="P11" style:family="paragraph" style:parent-style-name="Table_20_Contents">
      <style:text-properties fo:font-size="8pt" officeooo:paragraph-rsid="00295f51" style:font-size-asian="8pt" style:font-size-complex="8pt"/>
    </style:style>
    <style:style style:name="P12" style:family="paragraph" style:parent-style-name="Table_20_Contents">
      <style:text-properties fo:font-size="8pt" officeooo:paragraph-rsid="002a3615" style:font-size-asian="8pt" style:font-size-complex="8pt"/>
    </style:style>
    <style:style style:name="P13" style:family="paragraph" style:parent-style-name="Table_20_Contents">
      <style:text-properties fo:font-size="8pt" officeooo:paragraph-rsid="002a9a85" style:font-size-asian="8pt" style:font-size-complex="8pt"/>
    </style:style>
    <style:style style:name="P14" style:family="paragraph" style:parent-style-name="Table_20_Contents">
      <style:text-properties fo:font-size="8pt" officeooo:paragraph-rsid="002bd8c6" style:font-size-asian="8pt" style:font-size-complex="8pt"/>
    </style:style>
    <style:style style:name="P15" style:family="paragraph" style:parent-style-name="Table_20_Contents">
      <style:text-properties fo:font-size="8pt" officeooo:paragraph-rsid="002c0869" style:font-size-asian="8pt" style:font-size-complex="8pt"/>
    </style:style>
    <style:style style:name="P16" style:family="paragraph" style:parent-style-name="Table_20_Contents">
      <style:text-properties fo:font-size="8pt" officeooo:paragraph-rsid="002c2e0d" style:font-size-asian="8pt" style:font-size-complex="8pt"/>
    </style:style>
    <style:style style:name="P17" style:family="paragraph" style:parent-style-name="Table_20_Contents">
      <style:text-properties fo:font-size="8pt" officeooo:paragraph-rsid="002cb26a" style:font-size-asian="8pt" style:font-size-complex="8pt"/>
    </style:style>
    <style:style style:name="P18" style:family="paragraph" style:parent-style-name="Table_20_Contents">
      <style:text-properties fo:font-size="8pt" officeooo:paragraph-rsid="002cfda9" style:font-size-asian="8pt" style:font-size-complex="8pt"/>
    </style:style>
    <style:style style:name="P19" style:family="paragraph" style:parent-style-name="Table_20_Contents">
      <style:text-properties fo:font-size="8pt" officeooo:paragraph-rsid="002ebcc3" style:font-size-asian="8pt" style:font-size-complex="8pt"/>
    </style:style>
    <style:style style:name="P20" style:family="paragraph" style:parent-style-name="Table_20_Contents">
      <style:text-properties fo:font-size="8pt" officeooo:paragraph-rsid="003059fe" style:font-size-asian="8pt" style:font-size-complex="8pt"/>
    </style:style>
    <style:style style:name="P21" style:family="paragraph" style:parent-style-name="Table_20_Contents">
      <style:text-properties fo:font-size="8pt" officeooo:paragraph-rsid="00324ff1" style:font-size-asian="8pt" style:font-size-complex="8pt"/>
    </style:style>
    <style:style style:name="P22" style:family="paragraph" style:parent-style-name="Table_20_Contents">
      <style:text-properties fo:font-size="8pt" officeooo:paragraph-rsid="0033fcd0" style:font-size-asian="8pt" style:font-size-complex="8pt"/>
    </style:style>
    <style:style style:name="P23" style:family="paragraph" style:parent-style-name="Table_20_Contents">
      <style:text-properties fo:font-size="8pt" officeooo:paragraph-rsid="003486d8" style:font-size-asian="8pt" style:font-size-complex="8pt"/>
    </style:style>
    <style:style style:name="P24" style:family="paragraph" style:parent-style-name="Table_20_Contents">
      <style:text-properties fo:font-size="8pt" officeooo:paragraph-rsid="0035a567" style:font-size-asian="8pt" style:font-size-complex="8pt"/>
    </style:style>
    <style:style style:name="P25" style:family="paragraph" style:parent-style-name="Table_20_Contents">
      <style:text-properties fo:font-size="8pt" officeooo:paragraph-rsid="00363006" style:font-size-asian="8pt" style:font-size-complex="8pt"/>
    </style:style>
    <style:style style:name="P26" style:family="paragraph" style:parent-style-name="Table_20_Contents">
      <style:text-properties fo:font-size="8pt" officeooo:paragraph-rsid="0037c382" style:font-size-asian="8pt" style:font-size-complex="8pt"/>
    </style:style>
    <style:style style:name="P27" style:family="paragraph" style:parent-style-name="Table_20_Contents">
      <style:text-properties fo:font-size="8pt" officeooo:paragraph-rsid="00386ee8" style:font-size-asian="8pt" style:font-size-complex="8pt"/>
    </style:style>
    <style:style style:name="P28" style:family="paragraph" style:parent-style-name="Table_20_Contents">
      <style:text-properties fo:font-size="8pt" officeooo:paragraph-rsid="00397f9a" style:font-size-asian="8pt" style:font-size-complex="8pt"/>
    </style:style>
    <style:style style:name="P29" style:family="paragraph" style:parent-style-name="Table_20_Contents">
      <style:text-properties fo:font-size="8pt" officeooo:paragraph-rsid="003a46f7" style:font-size-asian="8pt" style:font-size-complex="8pt"/>
    </style:style>
    <style:style style:name="P30" style:family="paragraph" style:parent-style-name="Table_20_Contents">
      <style:text-properties fo:font-size="8pt" officeooo:paragraph-rsid="003a6c2b" style:font-size-asian="8pt" style:font-size-complex="8pt"/>
    </style:style>
    <style:style style:name="P31" style:family="paragraph" style:parent-style-name="Table_20_Contents">
      <style:text-properties fo:font-size="8pt" officeooo:paragraph-rsid="003c3ff9" style:font-size-asian="8pt" style:font-size-complex="8pt"/>
    </style:style>
    <style:style style:name="P32" style:family="paragraph" style:parent-style-name="Table_20_Contents">
      <style:text-properties fo:font-size="8pt" officeooo:paragraph-rsid="003d0c47" style:font-size-asian="8pt" style:font-size-complex="8pt"/>
    </style:style>
    <style:style style:name="P33" style:family="paragraph" style:parent-style-name="Table_20_Contents">
      <style:text-properties fo:font-size="8pt" officeooo:paragraph-rsid="003d7961" style:font-size-asian="8pt" style:font-size-complex="8pt"/>
    </style:style>
    <style:style style:name="P34" style:family="paragraph" style:parent-style-name="Table_20_Contents">
      <style:text-properties fo:font-size="8pt" officeooo:paragraph-rsid="003f17b4" style:font-size-asian="8pt" style:font-size-complex="8pt"/>
    </style:style>
    <style:style style:name="P35" style:family="paragraph" style:parent-style-name="Table_20_Contents">
      <style:text-properties fo:font-size="8pt" officeooo:paragraph-rsid="003fdf46" style:font-size-asian="8pt" style:font-size-complex="8pt"/>
    </style:style>
    <style:style style:name="P36" style:family="paragraph" style:parent-style-name="Table_20_Contents">
      <style:text-properties fo:font-size="8pt" officeooo:paragraph-rsid="00401f46" style:font-size-asian="8pt" style:font-size-complex="8pt"/>
    </style:style>
    <style:style style:name="P37" style:family="paragraph" style:parent-style-name="Table_20_Contents">
      <style:text-properties fo:font-size="8pt" officeooo:paragraph-rsid="00410a8b" style:font-size-asian="8pt" style:font-size-complex="8pt"/>
    </style:style>
    <style:style style:name="P38" style:family="paragraph" style:parent-style-name="Table_20_Contents">
      <style:text-properties fo:font-size="8pt" officeooo:paragraph-rsid="00428132" style:font-size-asian="8pt" style:font-size-complex="8pt"/>
    </style:style>
    <style:style style:name="P39" style:family="paragraph" style:parent-style-name="Table_20_Contents">
      <style:text-properties fo:font-size="8pt" officeooo:paragraph-rsid="0043bac1" style:font-size-asian="8pt" style:font-size-complex="8pt"/>
    </style:style>
    <style:style style:name="P40" style:family="paragraph" style:parent-style-name="Table_20_Contents">
      <style:text-properties fo:font-size="8pt" officeooo:paragraph-rsid="00447e42" style:font-size-asian="8pt" style:font-size-complex="8pt"/>
    </style:style>
    <style:style style:name="P41" style:family="paragraph" style:parent-style-name="Table_20_Contents">
      <style:text-properties fo:font-size="8pt" officeooo:paragraph-rsid="00467303" style:font-size-asian="8pt" style:font-size-complex="8pt"/>
    </style:style>
    <style:style style:name="P42" style:family="paragraph" style:parent-style-name="Table_20_Contents">
      <style:text-properties fo:font-size="8pt" officeooo:paragraph-rsid="004678af" style:font-size-asian="8pt" style:font-size-complex="8pt"/>
    </style:style>
    <style:style style:name="P43" style:family="paragraph" style:parent-style-name="Table_20_Contents">
      <style:text-properties fo:font-size="8pt" officeooo:paragraph-rsid="00473b69" style:font-size-asian="8pt" style:font-size-complex="8pt"/>
    </style:style>
    <style:style style:name="P44" style:family="paragraph" style:parent-style-name="Table_20_Contents">
      <style:text-properties fo:font-size="8pt" officeooo:paragraph-rsid="0048ea22" style:font-size-asian="8pt" style:font-size-complex="8pt"/>
    </style:style>
    <style:style style:name="P45" style:family="paragraph" style:parent-style-name="Table_20_Contents">
      <style:text-properties fo:font-size="8pt" officeooo:paragraph-rsid="0049b928" style:font-size-asian="8pt" style:font-size-complex="8pt"/>
    </style:style>
    <style:style style:name="P46" style:family="paragraph" style:parent-style-name="Table_20_Contents">
      <style:text-properties fo:font-size="8pt" officeooo:paragraph-rsid="0049daba" style:font-size-asian="8pt" style:font-size-complex="8pt"/>
    </style:style>
    <style:style style:name="P47" style:family="paragraph" style:parent-style-name="Table_20_Contents">
      <style:text-properties fo:font-size="8pt" officeooo:paragraph-rsid="004a4ee3" style:font-size-asian="8pt" style:font-size-complex="8pt"/>
    </style:style>
    <style:style style:name="P48" style:family="paragraph" style:parent-style-name="Table_20_Contents">
      <style:text-properties fo:font-size="8pt" officeooo:paragraph-rsid="004b6eee" style:font-size-asian="8pt" style:font-size-complex="8pt"/>
    </style:style>
    <style:style style:name="P49" style:family="paragraph" style:parent-style-name="Table_20_Contents">
      <style:text-properties fo:font-size="8pt" officeooo:paragraph-rsid="004c2deb" style:font-size-asian="8pt" style:font-size-complex="8pt"/>
    </style:style>
    <style:style style:name="P50" style:family="paragraph" style:parent-style-name="Table_20_Contents">
      <style:text-properties fo:font-size="8pt" officeooo:paragraph-rsid="004e228e" style:font-size-asian="8pt" style:font-size-complex="8pt"/>
    </style:style>
    <style:style style:name="P51" style:family="paragraph" style:parent-style-name="Table_20_Contents">
      <style:text-properties fo:font-size="8pt" officeooo:paragraph-rsid="004e4a82" style:font-size-asian="8pt" style:font-size-complex="8pt"/>
    </style:style>
    <style:style style:name="P52" style:family="paragraph" style:parent-style-name="Table_20_Contents">
      <style:text-properties fo:font-size="8pt" officeooo:paragraph-rsid="004fb98a" style:font-size-asian="8pt" style:font-size-complex="8pt"/>
    </style:style>
    <style:style style:name="P53" style:family="paragraph" style:parent-style-name="Table_20_Contents">
      <style:text-properties fo:font-size="8pt" officeooo:paragraph-rsid="0050442d" style:font-size-asian="8pt" style:font-size-complex="8pt"/>
    </style:style>
    <style:style style:name="P54" style:family="paragraph" style:parent-style-name="Table_20_Contents">
      <style:text-properties fo:font-size="8pt" officeooo:paragraph-rsid="00504dce" style:font-size-asian="8pt" style:font-size-complex="8pt"/>
    </style:style>
    <style:style style:name="P55" style:family="paragraph" style:parent-style-name="Table_20_Contents">
      <style:text-properties fo:font-size="8pt" officeooo:paragraph-rsid="00523c62" style:font-size-asian="8pt" style:font-size-complex="8pt"/>
    </style:style>
    <style:style style:name="P56" style:family="paragraph" style:parent-style-name="Table_20_Contents">
      <style:text-properties fo:font-size="8pt" officeooo:paragraph-rsid="0053f5dc" style:font-size-asian="8pt" style:font-size-complex="8pt"/>
    </style:style>
    <style:style style:name="P57" style:family="paragraph" style:parent-style-name="Table_20_Contents">
      <style:text-properties fo:font-size="8pt" officeooo:paragraph-rsid="0054f173" style:font-size-asian="8pt" style:font-size-complex="8pt"/>
    </style:style>
    <style:style style:name="P58" style:family="paragraph" style:parent-style-name="Table_20_Contents">
      <style:text-properties fo:font-size="8pt" officeooo:paragraph-rsid="0056e904" style:font-size-asian="8pt" style:font-size-complex="8pt"/>
    </style:style>
    <style:style style:name="P59" style:family="paragraph" style:parent-style-name="Table_20_Contents">
      <style:text-properties fo:font-size="8pt" officeooo:paragraph-rsid="0057440c" style:font-size-asian="8pt" style:font-size-complex="8pt"/>
    </style:style>
    <style:style style:name="P60" style:family="paragraph" style:parent-style-name="Table_20_Contents">
      <style:text-properties fo:font-size="8pt" officeooo:paragraph-rsid="005820fe" style:font-size-asian="8pt" style:font-size-complex="8pt"/>
    </style:style>
    <style:style style:name="P61" style:family="paragraph" style:parent-style-name="Table_20_Contents">
      <style:text-properties fo:font-size="8pt" officeooo:paragraph-rsid="00587466" style:font-size-asian="8pt" style:font-size-complex="8pt"/>
    </style:style>
    <style:style style:name="P62" style:family="paragraph" style:parent-style-name="Table_20_Contents">
      <style:text-properties fo:font-size="8pt" officeooo:paragraph-rsid="005a2ffc" style:font-size-asian="8pt" style:font-size-complex="8pt"/>
    </style:style>
    <style:style style:name="P63" style:family="paragraph" style:parent-style-name="Table_20_Contents">
      <style:text-properties fo:font-size="8pt" officeooo:paragraph-rsid="005c1aea" style:font-size-asian="8pt" style:font-size-complex="8pt"/>
    </style:style>
    <style:style style:name="P64" style:family="paragraph" style:parent-style-name="Table_20_Contents">
      <style:text-properties fo:font-size="8pt" officeooo:paragraph-rsid="005d026f" style:font-size-asian="8pt" style:font-size-complex="8pt"/>
    </style:style>
    <style:style style:name="P65" style:family="paragraph" style:parent-style-name="Table_20_Contents">
      <style:text-properties fo:font-size="8pt" officeooo:paragraph-rsid="005eff56" style:font-size-asian="8pt" style:font-size-complex="8pt"/>
    </style:style>
    <style:style style:name="P66" style:family="paragraph" style:parent-style-name="Table_20_Contents">
      <style:text-properties fo:font-size="8pt" officeooo:paragraph-rsid="00609c12" style:font-size-asian="8pt" style:font-size-complex="8pt"/>
    </style:style>
    <style:style style:name="P67" style:family="paragraph" style:parent-style-name="Table_20_Contents">
      <style:text-properties fo:font-size="8pt" officeooo:paragraph-rsid="0061de8b" style:font-size-asian="8pt" style:font-size-complex="8pt"/>
    </style:style>
    <style:style style:name="P68" style:family="paragraph" style:parent-style-name="Table_20_Contents">
      <style:text-properties fo:font-size="8pt" officeooo:paragraph-rsid="0062e3d7" style:font-size-asian="8pt" style:font-size-complex="8pt"/>
    </style:style>
    <style:style style:name="P69" style:family="paragraph" style:parent-style-name="Table_20_Contents">
      <style:text-properties fo:font-size="8pt" officeooo:paragraph-rsid="0064cd34" style:font-size-asian="8pt" style:font-size-complex="8pt"/>
    </style:style>
    <style:style style:name="P70" style:family="paragraph" style:parent-style-name="Table_20_Contents">
      <style:text-properties fo:font-size="8pt" officeooo:paragraph-rsid="0066c29c" style:font-size-asian="8pt" style:font-size-complex="8pt"/>
    </style:style>
    <style:style style:name="P71" style:family="paragraph" style:parent-style-name="Table_20_Contents">
      <style:text-properties fo:font-size="8pt" officeooo:paragraph-rsid="00672792" style:font-size-asian="8pt" style:font-size-complex="8pt"/>
    </style:style>
    <style:style style:name="P72" style:family="paragraph" style:parent-style-name="Table_20_Contents">
      <style:text-properties fo:font-size="10pt" fo:font-weight="bold" officeooo:paragraph-rsid="006867da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style:text-line-through-style="solid" fo:font-size="8pt" officeooo:paragraph-rsid="002c0869" style:font-size-asian="8pt" style:font-size-complex="8pt"/>
    </style:style>
    <style:style style:name="T1" style:family="text">
      <style:text-properties officeooo:rsid="001fb7e4"/>
    </style:style>
    <style:style style:name="T2" style:family="text">
      <style:text-properties officeooo:rsid="00200b5a"/>
    </style:style>
    <style:style style:name="T3" style:family="text">
      <style:text-properties officeooo:rsid="00213b42"/>
    </style:style>
    <style:style style:name="T4" style:family="text">
      <style:text-properties officeooo:rsid="002278b9"/>
    </style:style>
    <style:style style:name="T5" style:family="text">
      <style:text-properties officeooo:rsid="0023d6c1"/>
    </style:style>
    <style:style style:name="T6" style:family="text">
      <style:text-properties officeooo:rsid="00255f51"/>
    </style:style>
    <style:style style:name="T7" style:family="text">
      <style:text-properties officeooo:rsid="00265a02"/>
    </style:style>
    <style:style style:name="T8" style:family="text">
      <style:text-properties officeooo:rsid="002799d3"/>
    </style:style>
    <style:style style:name="T9" style:family="text">
      <style:text-properties officeooo:rsid="002959e0"/>
    </style:style>
    <style:style style:name="T10" style:family="text">
      <style:text-properties officeooo:rsid="00295f51"/>
    </style:style>
    <style:style style:name="T11" style:family="text">
      <style:text-properties officeooo:rsid="002a9a85"/>
    </style:style>
    <style:style style:name="T12" style:family="text">
      <style:text-properties officeooo:rsid="002bd8c6"/>
    </style:style>
    <style:style style:name="T13" style:family="text">
      <style:text-properties officeooo:rsid="002c0869"/>
    </style:style>
    <style:style style:name="T14" style:family="text">
      <style:text-properties officeooo:rsid="002c2e0d"/>
    </style:style>
    <style:style style:name="T15" style:family="text">
      <style:text-properties officeooo:rsid="002cb26a"/>
    </style:style>
    <style:style style:name="T16" style:family="text">
      <style:text-properties officeooo:rsid="002cfda9"/>
    </style:style>
    <style:style style:name="T17" style:family="text">
      <style:text-properties officeooo:rsid="002ebcc3"/>
    </style:style>
    <style:style style:name="T18" style:family="text">
      <style:text-properties officeooo:rsid="003059fe"/>
    </style:style>
    <style:style style:name="T19" style:family="text">
      <style:text-properties officeooo:rsid="00324ff1"/>
    </style:style>
    <style:style style:name="T20" style:family="text">
      <style:text-properties officeooo:rsid="0033fcd0"/>
    </style:style>
    <style:style style:name="T21" style:family="text">
      <style:text-properties officeooo:rsid="003486d8"/>
    </style:style>
    <style:style style:name="T22" style:family="text">
      <style:text-properties officeooo:rsid="0035a567"/>
    </style:style>
    <style:style style:name="T23" style:family="text">
      <style:text-properties officeooo:rsid="00363006"/>
    </style:style>
    <style:style style:name="T24" style:family="text">
      <style:text-properties officeooo:rsid="0037c382"/>
    </style:style>
    <style:style style:name="T25" style:family="text">
      <style:text-properties officeooo:rsid="00386ee8"/>
    </style:style>
    <style:style style:name="T26" style:family="text">
      <style:text-properties officeooo:rsid="00397f9a"/>
    </style:style>
    <style:style style:name="T27" style:family="text">
      <style:text-properties officeooo:rsid="003a46f7"/>
    </style:style>
    <style:style style:name="T28" style:family="text">
      <style:text-properties officeooo:rsid="003a6c2b"/>
    </style:style>
    <style:style style:name="T29" style:family="text">
      <style:text-properties officeooo:rsid="003c3ff9"/>
    </style:style>
    <style:style style:name="T30" style:family="text">
      <style:text-properties officeooo:rsid="003d0c47"/>
    </style:style>
    <style:style style:name="T31" style:family="text">
      <style:text-properties officeooo:rsid="003d7961"/>
    </style:style>
    <style:style style:name="T32" style:family="text">
      <style:text-properties officeooo:rsid="003f17b4"/>
    </style:style>
    <style:style style:name="T33" style:family="text">
      <style:text-properties officeooo:rsid="003fdf46"/>
    </style:style>
    <style:style style:name="T34" style:family="text">
      <style:text-properties officeooo:rsid="00401f46"/>
    </style:style>
    <style:style style:name="T35" style:family="text">
      <style:text-properties officeooo:rsid="00410a8b"/>
    </style:style>
    <style:style style:name="T36" style:family="text">
      <style:text-properties officeooo:rsid="00428132"/>
    </style:style>
    <style:style style:name="T37" style:family="text">
      <style:text-properties officeooo:rsid="0043bac1"/>
    </style:style>
    <style:style style:name="T38" style:family="text">
      <style:text-properties officeooo:rsid="00447e42"/>
    </style:style>
    <style:style style:name="T39" style:family="text">
      <style:text-properties officeooo:rsid="00467303"/>
    </style:style>
    <style:style style:name="T40" style:family="text">
      <style:text-properties officeooo:rsid="004678af"/>
    </style:style>
    <style:style style:name="T41" style:family="text">
      <style:text-properties officeooo:rsid="00473b69"/>
    </style:style>
    <style:style style:name="T42" style:family="text">
      <style:text-properties officeooo:rsid="0048ea22"/>
    </style:style>
    <style:style style:name="T43" style:family="text">
      <style:text-properties officeooo:rsid="0049b928"/>
    </style:style>
    <style:style style:name="T44" style:family="text">
      <style:text-properties officeooo:rsid="0049daba"/>
    </style:style>
    <style:style style:name="T45" style:family="text">
      <style:text-properties officeooo:rsid="004a4ee3"/>
    </style:style>
    <style:style style:name="T46" style:family="text">
      <style:text-properties officeooo:rsid="004b6eee"/>
    </style:style>
    <style:style style:name="T47" style:family="text">
      <style:text-properties officeooo:rsid="004c2deb"/>
    </style:style>
    <style:style style:name="T48" style:family="text">
      <style:text-properties officeooo:rsid="004e228e"/>
    </style:style>
    <style:style style:name="T49" style:family="text">
      <style:text-properties officeooo:rsid="004e4a82"/>
    </style:style>
    <style:style style:name="T50" style:family="text">
      <style:text-properties officeooo:rsid="004fb98a"/>
    </style:style>
    <style:style style:name="T51" style:family="text">
      <style:text-properties officeooo:rsid="0050442d"/>
    </style:style>
    <style:style style:name="T52" style:family="text">
      <style:text-properties officeooo:rsid="00504dce"/>
    </style:style>
    <style:style style:name="T53" style:family="text">
      <style:text-properties officeooo:rsid="00523c62"/>
    </style:style>
    <style:style style:name="T54" style:family="text">
      <style:text-properties officeooo:rsid="0053f5dc"/>
    </style:style>
    <style:style style:name="T55" style:family="text">
      <style:text-properties officeooo:rsid="0054f173"/>
    </style:style>
    <style:style style:name="T56" style:family="text">
      <style:text-properties officeooo:rsid="0056e904"/>
    </style:style>
    <style:style style:name="T57" style:family="text">
      <style:text-properties officeooo:rsid="0057440c"/>
    </style:style>
    <style:style style:name="T58" style:family="text">
      <style:text-properties officeooo:rsid="005820fe"/>
    </style:style>
    <style:style style:name="T59" style:family="text">
      <style:text-properties officeooo:rsid="00587466"/>
    </style:style>
    <style:style style:name="T60" style:family="text">
      <style:text-properties officeooo:rsid="005a2ffc"/>
    </style:style>
    <style:style style:name="T61" style:family="text">
      <style:text-properties officeooo:rsid="005c1aea"/>
    </style:style>
    <style:style style:name="T62" style:family="text">
      <style:text-properties officeooo:rsid="005d026f"/>
    </style:style>
    <style:style style:name="T63" style:family="text">
      <style:text-properties officeooo:rsid="005eff56"/>
    </style:style>
    <style:style style:name="T64" style:family="text">
      <style:text-properties officeooo:rsid="00609c12"/>
    </style:style>
    <style:style style:name="T65" style:family="text">
      <style:text-properties officeooo:rsid="0061de8b"/>
    </style:style>
    <style:style style:name="T66" style:family="text">
      <style:text-properties officeooo:rsid="0062e3d7"/>
    </style:style>
    <style:style style:name="T67" style:family="text">
      <style:text-properties officeooo:rsid="0064cd34"/>
    </style:style>
    <style:style style:name="T68" style:family="text">
      <style:text-properties officeooo:rsid="0066c29c"/>
    </style:style>
    <style:style style:name="T69" style:family="text">
      <style:text-properties officeooo:rsid="00672792"/>
    </style:style>
    <style:style style:name="T70" style:family="text">
      <style:text-properties officeooo:rsid="006867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ibVhdAPI_XRef" table:style-name="LibVhdAPI_5f_XRef">
        <table:table-column table:style-name="LibVhdAPI_5f_XRef.A"/>
        <table:table-column table:style-name="LibVhdAPI_5f_XRef.B"/>
        <table:table-column table:style-name="LibVhdAPI_5f_XRef.C" table:number-columns-repeated="2"/>
        <table:table-row>
          <table:table-cell table:style-name="LibVhdAPI_5f_XRef.A1" office:value-type="string">
            <text:p text:style-name="P72"><text:span text:style-name="T70">Libvhd.h header file API functions</text:span></text:p>
          </table:table-cell>
          <table:table-cell table:style-name="LibVhdAPI_5f_XRef.B1" table:number-columns-spanned="3" office:value-type="string">
            <text:p text:style-name="P72"><text:span text:style-name="T70">Where used / referenced </text:span></text:p>
          </table:table-cell>
          <table:covered-table-cell/>
          <table:covered-table-cell/>
        </table:table-row>
        <table:table-row>
          <table:table-cell table:style-name="LibVhdAPI_5f_XRef.A2" office:value-type="string">
            <text:p text:style-name="P2"><text:span text:style-name="T1">void libvhd_set_log_level(int);</text:span></text:p>
          </table:table-cell>
          <table:table-cell table:style-name="LibVhdAPI_5f_XRef.A2" office:value-type="string">
            <text:p text:style-name="P2"><text:span text:style-name="T1">/blktap/vhd/lib/...</text:span></text:p>
          </table:table-cell>
          <table:table-cell table:style-name="LibVhdAPI_5f_XRef.A2" office:value-type="string">
            <text:p text:style-name="P2"><text:span text:style-name="T1">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"><text:span text:style-name="T1">int vhd_test_file_fixed(const char *, int *);</text:span></text:p>
          </table:table-cell>
          <table:table-cell table:style-name="LibVhdAPI_5f_XRef.A2" office:value-type="string">
            <text:p text:style-name="P3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3"><text:span text:style-name="T2">uint32_t vhd_time(time_t time);</text:span></text:p>
          </table:table-cell>
          <table:table-cell table:style-name="LibVhdAPI_5f_XRef.A2" office:value-type="string">
            <text:p text:style-name="P3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3"><text:span text:style-name="T2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4"><text:span text:style-name="T3">size_t vhd_time_to_string(uint32_t timestamp, char *target);</text:span></text:p>
          </table:table-cell>
          <table:table-cell table:style-name="LibVhdAPI_5f_XRef.A2" office:value-type="string">
            <text:p text:style-name="P4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4"><text:span text:style-name="T3">/blktap/vhd/vhd-index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5"><text:span text:style-name="T4">uint32_t vhd_chs(uint64_t size);</text:span></text:p>
          </table:table-cell>
          <table:table-cell table:style-name="LibVhdAPI_5f_XRef.A2" office:value-type="string">
            <text:p text:style-name="P5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6"><text:span text:style-name="T5">uint32_t vhd_checksum_footer(vhd_footer_t *);</text:span></text:p>
            <text:p text:style-name="P6"><text:span text:style-name="T5">uint32_t vhd_checksum_header(vhd_header_t *);</text:span></text:p>
          </table:table-cell>
          <table:table-cell table:style-name="LibVhdAPI_5f_XRef.A2" office:value-type="string">
            <text:p text:style-name="P6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6"><text:span text:style-name="T5">uint32_t vhd_checksum_batmap(vhd_context_t *, vhd_batmap_t *);</text:span></text:p>
          </table:table-cell>
          <table:table-cell table:style-name="LibVhdAPI_5f_XRef.A2" office:value-type="string">
            <text:p text:style-name="P6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6"><text:span text:style-name="T1">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7"><text:span text:style-name="T6">void vhd_footer_in(vhd_footer_t *);</text:span></text:p>
          </table:table-cell>
          <table:table-cell table:style-name="LibVhdAPI_5f_XRef.A2" office:value-type="string">
            <text:p text:style-name="P6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8"><text:span text:style-name="T7">void vhd_footer_out(vhd_footer_t *);</text:span></text:p>
          </table:table-cell>
          <table:table-cell table:style-name="LibVhdAPI_5f_XRef.A2" office:value-type="string">
            <text:p text:style-name="P7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9"><text:span text:style-name="T8">void vhd_header_in(vhd_header_t *);</text:span></text:p>
          </table:table-cell>
          <table:table-cell table:style-name="LibVhdAPI_5f_XRef.A2" office:value-type="string">
            <text:p text:style-name="P9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9"><text:span text:style-name="T8">void vhd_header_out(vhd_header_t *);</text:span></text:p>
          </table:table-cell>
          <table:table-cell table:style-name="LibVhdAPI_5f_XRef.A2" office:value-type="string">
            <text:p text:style-name="P9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9"><text:span text:style-name="T8">void vhd_bat_in(vhd_bat_t *);</text:span></text:p>
          </table:table-cell>
          <table:table-cell table:style-name="LibVhdAPI_5f_XRef.A2" office:value-type="string">
            <text:p text:style-name="P9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9"><text:span text:style-name="T8">void vhd_bat_out(vhd_bat_t *);</text:span></text:p>
          </table:table-cell>
          <table:table-cell table:style-name="LibVhdAPI_5f_XRef.A2" office:value-type="string">
            <text:p text:style-name="P9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9"><text:span text:style-name="T8">void vhd_batmap_header_in(vhd_batmap_t *);</text:span></text:p>
            <text:p text:style-name="P10"><text:span text:style-name="T9">void vhd_batmap_header_out(vhd_batmap_t *);</text:span></text:p>
          </table:table-cell>
          <table:table-cell table:style-name="LibVhdAPI_5f_XRef.A2" office:value-type="string">
            <text:p text:style-name="P9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1"><text:span text:style-name="T10">int vhd_validate_footer(vhd_footer_t *footer);</text:span></text:p>
            <text:p text:style-name="P12"><text:span text:style-name="T10">int vhd_validate_header(vhd_header_t *header);</text:span></text:p>
          </table:table-cell>
          <table:table-cell table:style-name="LibVhdAPI_5f_XRef.A2" office:value-type="string">
            <text:p text:style-name="P11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3"><text:span text:style-name="T11">int vhd_validate_batmap_header(vhd_batmap_t *batmap);</text:span></text:p>
            <text:p text:style-name="P13"><text:span text:style-name="T11">int vhd_validate_batmap(vhd_context_t *, vhd_batmap_t *batmap);</text:span></text:p>
          </table:table-cell>
          <table:table-cell table:style-name="LibVhdAPI_5f_XRef.A2" office:value-type="string">
            <text:p text:style-name="P13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4"><text:span text:style-name="T12">int vhd_validate_platform_code(uint32_t code);</text:span></text:p>
          </table:table-cell>
          <table:table-cell table:style-name="LibVhdAPI_5f_XRef.A2" office:value-type="string">
            <text:p text:style-name="P11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5"><text:span text:style-name="T13">int vhd_open(vhd_context_t *, const char *file, int flags);</text:span></text:p>
          </table:table-cell>
          <table:table-cell table:style-name="LibVhdAPI_5f_XRef.A2" office:value-type="string">
            <text:p text:style-name="P15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73"><text:span text:style-name="T13">/blktap/drivers/block-crypto.c ??? </text:span></text:p>
            <text:p text:style-name="P15"><text:span text:style-name="T13">/blktap/drivers/block-vhd.c</text:span></text:p>
            <text:p text:style-name="P15"><text:span text:style-name="T13">/blktap/drivers/tapdisk-diff.c</text:span></text:p>
            <text:p text:style-name="P15"><text:span text:style-name="T13">/blktap/drivers/t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6"><text:span text:style-name="T14">void vhd_close(vhd_context_t *);</text:span></text:p>
          </table:table-cell>
          <table:table-cell table:style-name="LibVhdAPI_5f_XRef.A2" office:value-type="string">
            <text:p text:style-name="P16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6"><text:span text:style-name="T14">/blktap/drivers/block-vhd.c</text:span></text:p>
            <text:p text:style-name="P16"><text:span text:style-name="T14">/blktap/drivers/tapdisk-diff.c</text:span></text:p>
            <text:p text:style-name="P16"><text:span text:style-name="T14">blktap/drivers/td.c</text:span></text:p>
            <text:p text:style-name="P16"><text:span text:style-name="T14"/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7"><text:span text:style-name="T15">int vhd_create(const char *name, uint64_t bytes, int type, uint64_t mbytes,vhd_flag_creat_t);</text:span></text:p>
            <text:p text:style-name="P17"><text:span text:style-name="T15"/></text:p>
            <text:p text:style-name="P17"><text:span text:style-name="T15">int vhd_snapshot(const char *snapshot, uint64_t bytes, const char *parent,</text:span></text:p>
            <text:p text:style-name="P17"><text:span text:style-name="T15"><text:tab/><text:tab/>uint64_t mbytes, vhd_flag_creat_t);</text:span></text:p>
          </table:table-cell>
          <table:table-cell table:style-name="LibVhdAPI_5f_XRef.A2" office:value-type="string">
            <text:p text:style-name="P17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8"><text:span text:style-name="T16">int vhd_hidden(vhd_context_t *, int *);</text:span></text:p>
            <text:p text:style-name="P18"><text:span text:style-name="T16">int vhd_chain_depth(vhd_context_t *, int *);</text:span></text:p>
            <text:p text:style-name="P18"><text:span text:style-name="T16">int vhd_marker(vhd_context_t *, char *); <text:s text:c="2"/></text:span></text:p>
            <text:p text:style-name="P18"><text:span text:style-name="T16">int vhd_set_marker(vhd_context_t *, char); </text:span></text:p>
          </table:table-cell>
          <table:table-cell table:style-name="LibVhdAPI_5f_XRef.A2" office:value-type="string">
            <text:p text:style-name="P18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8"><text:span text:style-name="T16">int vhd_get_keyhash(vhd_context_t *, struct vhd_keyhash *);</text:span></text:p>
          </table:table-cell>
          <table:table-cell table:style-name="LibVhdAPI_5f_XRef.A2" office:value-type="string">
            <text:p text:style-name="P18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8"><text:span text:style-name="T16">/drivers/block-crypto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19"><text:span text:style-name="T17">int vhd_set_keyhash(vhd_context_t *, const struct vhd_keyhash *);</text:span></text:p>
            <text:p text:style-name="P20"><text:soft-page-break/><text:span text:style-name="T18">off64_t vhd_position(vhd_context_t *);</text:span></text:p>
          </table:table-cell>
          <table:table-cell table:style-name="LibVhdAPI_5f_XRef.A2" office:value-type="string">
            <text:p text:style-name="P19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0"><text:span text:style-name="T18">int vhd_seek(vhd_context_t *, off64_t, int);</text:span></text:p>
            <text:p text:style-name="P20"><text:span text:style-name="T18">int vhd_read(vhd_context_t *, void *, size_t);</text:span></text:p>
            <text:p text:style-name="P20"><text:span text:style-name="T18">int vhd_write(vhd_context_t *, void *, size_t);</text:span></text:p>
            <text:p text:style-name="P20"><text:span text:style-name="T18">int vhd_pread(vhd_context_t *, void *, size_t, off64_t);</text:span></text:p>
            <text:p text:style-name="P20"><text:span text:style-name="T18">int vhd_pwrite(vhd_context_t *, void *, size_t, off64_t);</text:span></text:p>
          </table:table-cell>
          <table:table-cell table:style-name="LibVhdAPI_5f_XRef.A2" office:value-type="string">
            <text:p text:style-name="P20"><text:span text:style-name="T1">/blktap/vhd/lib/... </text:span><text:span text:style-name="T2">+ vhd_util.*</text:span></text:p>
            <text:p text:style-name="P20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0"><text:span text:style-name="T18">int vhd_offset(vhd_context_t *, uint32_t, uint32_t *);</text:span></text:p>
          </table:table-cell>
          <table:table-cell table:style-name="LibVhdAPI_5f_XRef.A2" office:value-type="string">
            <text:p text:style-name="P20"><text:span text:style-name="T1">/blktap/vhd/lib/...</text:span></text:p>
          </table:table-cell>
          <table:table-cell table:style-name="LibVhdAPI_5f_XRef.A2" office:value-type="string">
            <text:p text:style-name="P20"><text:span text:style-name="T18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0"><text:span text:style-name="T18">int vhd_end_of_headers(vhd_context_t *ctx, off64_t *off);</text:span></text:p>
          </table:table-cell>
          <table:table-cell table:style-name="LibVhdAPI_5f_XRef.A2" office:value-type="string">
            <text:p text:style-name="P20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1"><text:span text:style-name="T19">int vhd_end_of_data(vhd_context_t *ctx, off64_t *off);</text:span></text:p>
            <text:p text:style-name="P22"><text:span text:style-name="T20">int vhd_batmap_header_offset(vhd_context_t *ctx, off64_t *off);</text:span></text:p>
          </table:table-cell>
          <table:table-cell table:style-name="LibVhdAPI_5f_XRef.A2" office:value-type="string">
            <text:p text:style-name="P21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3"><text:span text:style-name="T21">int vhd_get_header(vhd_context_t *);</text:span></text:p>
          </table:table-cell>
          <table:table-cell table:style-name="LibVhdAPI_5f_XRef.A2" office:value-type="string">
            <text:p text:style-name="P23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23"><text:span text:style-name="T21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4"><text:span text:style-name="T22">int vhd_get_footer(vhd_context_t *);</text:span></text:p>
          </table:table-cell>
          <table:table-cell table:style-name="LibVhdAPI_5f_XRef.A2" office:value-type="string">
            <text:p text:style-name="P24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5"><text:span text:style-name="T23">int vhd_get_bat(vhd_context_t *);</text:span></text:p>
          </table:table-cell>
          <table:table-cell table:style-name="LibVhdAPI_5f_XRef.A2" office:value-type="string">
            <text:p text:style-name="P25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25"><text:span text:style-name="T23">/blktap/drivers/tapdisk-diff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5"><text:span text:style-name="T23">int vhd_get_batmap(vhd_context_t *);</text:span></text:p>
          </table:table-cell>
          <table:table-cell table:style-name="LibVhdAPI_5f_XRef.A2" office:value-type="string">
            <text:p text:style-name="P25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6"><text:span text:style-name="T24">void vhd_put_header(vhd_context_t *);</text:span></text:p>
            <text:p text:style-name="P27"><text:span text:style-name="T25">void vhd_put_footer(vhd_context_t *);</text:span></text:p>
            <text:p text:style-name="P27"><text:span text:style-name="T25">void vhd_put_bat(vhd_context_t *);</text:span></text:p>
            <text:p text:style-name="P28"><text:span text:style-name="T26">void vhd_put_batmap(vhd_context_t *);</text:span></text:p>
          </table:table-cell>
          <table:table-cell table:style-name="LibVhdAPI_5f_XRef.A2" office:value-type="string">
            <text:p text:style-name="P26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29"><text:span text:style-name="T27">int vhd_has_batmap(vhd_context_t *);</text:span></text:p>
            <text:p text:style-name="P30"><text:span text:style-name="T28">int vhd_batmap_test(vhd_context_t *, vhd_batmap_t *, uint32_t);</text:span></text:p>
            <text:p text:style-name="P31"><text:span text:style-name="T29">void vhd_batmap_set(vhd_context_t *, vhd_batmap_t *, uint32_t);</text:span></text:p>
          </table:table-cell>
          <table:table-cell table:style-name="LibVhdAPI_5f_XRef.A2" office:value-type="string">
            <text:p text:style-name="P29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29"><text:span text:style-name="T27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31"><text:span text:style-name="T29">void vhd_batmap_clear(vhd_context_t *, vhd_batmap_t *, uint32_t);</text:span></text:p>
          </table:table-cell>
          <table:table-cell table:style-name="LibVhdAPI_5f_XRef.A2" office:value-type="string">
            <text:p text:style-name="P31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32"><text:span text:style-name="T30">void vhd_batmap_reset_map(vhd_context_t *, vhd_batmap_t *);</text:span></text:p>
          </table:table-cell>
          <table:table-cell table:style-name="LibVhdAPI_5f_XRef.A2" office:value-type="string">
            <text:p text:style-name="P32"><text:span text:style-name="T1">/blktap/vhd/lib/...</text:span></text:p>
          </table:table-cell>
          <table:table-cell table:style-name="LibVhdAPI_5f_XRef.A2" office:value-type="string">
            <text:p text:style-name="P32"><text:span text:style-name="T30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33"><text:span text:style-name="T31">int vhd_file_size_fixed(vhd_context_t *);</text:span></text:p>
          </table:table-cell>
          <table:table-cell table:style-name="LibVhdAPI_5f_XRef.A2" office:value-type="string">
            <text:p text:style-name="P51"><text:span text:style-name="T49">none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34"><text:span text:style-name="T32">int vhd_get_phys_size(vhd_context_t *, off64_t *);</text:span></text:p>
            <text:p text:style-name="P35"><text:span text:style-name="T33">int vhd_set_phys_size(vhd_context_t *, off64_t);</text:span></text:p>
            <text:p text:style-name="P36"><text:span text:style-name="T34">int vhd_set_virt_size(vhd_context_t *, uint64_t);</text:span></text:p>
            <text:p text:style-name="P36"><text:span text:style-name="T34"/></text:p>
          </table:table-cell>
          <table:table-cell table:style-name="LibVhdAPI_5f_XRef.A2" office:value-type="string">
            <text:p text:style-name="P34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37"><text:span text:style-name="T35">int vhd_bitmap_test(vhd_context_t *, char *, uint32_t);</text:span></text:p>
          </table:table-cell>
          <table:table-cell table:style-name="LibVhdAPI_5f_XRef.A2" office:value-type="string">
            <text:p text:style-name="P37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37"><text:span text:style-name="T35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38"><text:span text:style-name="T36">void vhd_bitmap_set(vhd_context_t *, char *, uint32_t);</text:span></text:p>
          </table:table-cell>
          <table:table-cell table:style-name="LibVhdAPI_5f_XRef.A2" office:value-type="string">
            <text:p text:style-name="P38"><text:span text:style-name="T1">/blktap/vhd/lib/...</text:span></text:p>
          </table:table-cell>
          <table:table-cell table:style-name="LibVhdAPI_5f_XRef.A2" office:value-type="string">
            <text:p text:style-name="P37"><text:span text:style-name="T35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39"><text:span text:style-name="T37">void vhd_bitmap_clear(vhd_context_t *, char *, uint32_t);</text:span></text:p>
          </table:table-cell>
          <table:table-cell table:style-name="LibVhdAPI_5f_XRef.A2" office:value-type="string">
            <text:p text:style-name="P39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40"><text:span text:style-name="T38">int vhd_initialize_header_parent_name(vhd_context_t *, const char *);</text:span></text:p>
            <text:p text:style-name="P40"><text:span text:style-name="T38">int vhd_write_parent_locators(vhd_context_t *, const char *);</text:span></text:p>
          </table:table-cell>
          <table:table-cell table:style-name="LibVhdAPI_5f_XRef.A2" office:value-type="string">
            <text:p text:style-name="P40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41"><text:span text:style-name="T39">int vhd_parent_locator_count(vhd_context_t *);</text:span></text:p>
          </table:table-cell>
          <table:table-cell table:style-name="LibVhdAPI_5f_XRef.A2" office:value-type="string">
            <text:p text:style-name="P41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42"><text:span text:style-name="T40">int vhd_parent_locator_get(vhd_context_t *, char **);</text:span></text:p>
          </table:table-cell>
          <table:table-cell table:style-name="LibVhdAPI_5f_XRef.A2" office:value-type="string">
            <text:p text:style-name="P42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42"><text:span text:style-name="T40">/blktap/drivers/block-vhd.c</text:span></text:p>
            <text:p text:style-name="P42"><text:span text:style-name="T40">/blktap/drivers/t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43"><text:span text:style-name="T41">int vhd_parent_locator_read(vhd_context_t *, vhd_parent_locator_t *, char **);</text:span></text:p>
            <text:p text:style-name="P44"><text:span text:style-name="T42">int vhd_find_parent(vhd_context_t *, const char *, char **);</text:span></text:p>
          </table:table-cell>
          <table:table-cell table:style-name="LibVhdAPI_5f_XRef.A2" office:value-type="string">
            <text:p text:style-name="P43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44"><text:span text:style-name="T42">int vhd_parent_locator_write_at(vhd_context_t *, const char *, ...)</text:span></text:p>
          </table:table-cell>
          <table:table-cell table:style-name="LibVhdAPI_5f_XRef.A2" office:value-type="string">
            <text:p text:style-name="P44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45"><text:span text:style-name="T43">int vhd_header_decode_parent(vhd_context_t *, vhd_header_t *, char **);</text:span></text:p>
            <text:p text:style-name="P46"><text:span text:style-name="T44">int vhd_change_parent(vhd_context_t *, char *parent_path, int raw);</text:span></text:p>
          </table:table-cell>
          <table:table-cell table:style-name="LibVhdAPI_5f_XRef.A2" office:value-type="string">
            <text:p text:style-name="P45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ext:soft-page-break/>
        <table:table-row>
          <table:table-cell table:style-name="LibVhdAPI_5f_XRef.A2" office:value-type="string">
            <text:p text:style-name="P47"><text:span text:style-name="T45">int vhd_macx_encode_location(char *name, char **out, int *outlen);</text:span></text:p>
            <text:p text:style-name="P48"><text:span text:style-name="T46">int vhd_w2u_encode_location(char *name, char **out, int *outlen);</text:span></text:p>
          </table:table-cell>
          <table:table-cell table:style-name="LibVhdAPI_5f_XRef.A2" office:value-type="string">
            <text:p text:style-name="P47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49"><text:span text:style-name="T47">int vhd_read_footer(vhd_context_t *, vhd_footer_t *);</text:span></text:p>
          </table:table-cell>
          <table:table-cell table:style-name="LibVhdAPI_5f_XRef.A2" office:value-type="string">
            <text:p text:style-name="P49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50"><text:span text:style-name="T48">int vhd_read_footer_at(vhd_context_t *, vhd_footer_t *, off64_t);</text:span></text:p>
          </table:table-cell>
          <table:table-cell table:style-name="LibVhdAPI_5f_XRef.A2" office:value-type="string">
            <text:p text:style-name="P50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51"><text:span text:style-name="T49">int vhd_read_footer_strict(vhd_context_t *, vhd_footer_t *);</text:span></text:p>
          </table:table-cell>
          <table:table-cell table:style-name="LibVhdAPI_5f_XRef.A2" office:value-type="string">
            <text:p text:style-name="P51"><text:span text:style-name="T49">none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52"><text:span text:style-name="T50">int vhd_read_header(vhd_context_t *, vhd_header_t *);</text:span></text:p>
            <text:p text:style-name="P53"><text:span text:style-name="T51">int vhd_read_header_at(vhd_context_t *, vhd_header_t *, off64_t);</text:span></text:p>
          </table:table-cell>
          <table:table-cell table:style-name="LibVhdAPI_5f_XRef.A2" office:value-type="string">
            <text:p text:style-name="P49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54"><text:span text:style-name="T52">int vhd_read_bat(vhd_context_t *, vhd_bat_t *);</text:span></text:p>
            <text:p text:style-name="P55"><text:span text:style-name="T53">int vhd_read_batmap(vhd_context_t *, vhd_batmap_t *);</text:span></text:p>
          </table:table-cell>
          <table:table-cell table:style-name="LibVhdAPI_5f_XRef.A2" office:value-type="string">
            <text:p text:style-name="P54"><text:span text:style-name="T1">/blktap/vhd/lib/...</text:span></text:p>
          </table:table-cell>
          <table:table-cell table:style-name="LibVhdAPI_5f_XRef.A2" office:value-type="string">
            <text:p text:style-name="P54"><text:span text:style-name="T52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56"><text:span text:style-name="T54">int vhd_read_batmap_header(vhd_context_t *, vhd_batmap_t *);</text:span></text:p>
            <text:p text:style-name="P57"><text:span text:style-name="T55">int vhd_read_batmap_map(vhd_context_t *, vhd_batmap_t *);</text:span></text:p>
          </table:table-cell>
          <table:table-cell table:style-name="LibVhdAPI_5f_XRef.A2" office:value-type="string">
            <text:p text:style-name="P56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56"><text:span text:style-name="T52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58"><text:span text:style-name="T56">int vhd_read_bitmap(vhd_context_t *, uint32_t block, char **bufp);</text:span></text:p>
            <text:p text:style-name="P59"><text:span text:style-name="T57">int vhd_read_block(vhd_context_t *, uint32_t block, char **bufp);</text:span></text:p>
          </table:table-cell>
          <table:table-cell table:style-name="LibVhdAPI_5f_XRef.A2" office:value-type="string">
            <text:p text:style-name="P58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60"><text:span text:style-name="T58">int vhd_write_footer(vhd_context_t *, vhd_footer_t *);</text:span></text:p>
          </table:table-cell>
          <table:table-cell table:style-name="LibVhdAPI_5f_XRef.A2" office:value-type="string">
            <text:p text:style-name="P60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60"><text:span text:style-name="T58">/blktap/drivers/block-vhd.c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61"><text:span text:style-name="T59">int vhd_write_footer_at(vhd_context_t *, vhd_footer_t *, off64_t);</text:span></text:p>
            <text:p text:style-name="P61"><text:span text:style-name="T59">int vhd_write_header(vhd_context_t *, vhd_header_t *);</text:span></text:p>
          </table:table-cell>
          <table:table-cell table:style-name="LibVhdAPI_5f_XRef.A2" office:value-type="string">
            <text:p text:style-name="P61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62"><text:span text:style-name="T60">int vhd_write_header_at(vhd_context_t *, vhd_header_t *, off64_t);</text:span></text:p>
          </table:table-cell>
          <table:table-cell table:style-name="LibVhdAPI_5f_XRef.A2" office:value-type="string">
            <text:p text:style-name="P62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63"><text:span text:style-name="T61">int vhd_write_bat(vhd_context_t *, vhd_bat_t *);</text:span></text:p>
          </table:table-cell>
          <table:table-cell table:style-name="LibVhdAPI_5f_XRef.A2" office:value-type="string">
            <text:p text:style-name="P63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64"><text:span text:style-name="T62">int vhd_write_batmap(vhd_context_t *, vhd_batmap_t *);</text:span></text:p>
          </table:table-cell>
          <table:table-cell table:style-name="LibVhdAPI_5f_XRef.A2" office:value-type="string">
            <text:p text:style-name="P64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64"><text:span text:style-name="T62">/blktap/drivers/block-vhd.c:</text:span></text:p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65"><text:span text:style-name="T63">int vhd_write_bitmap(vhd_context_t *, uint32_t block, char *bitmap);</text:span></text:p>
            <text:p text:style-name="P66"><text:span text:style-name="T64">int vhd_write_block(vhd_context_t *, uint32_t block, char *data);</text:span></text:p>
            <text:p text:style-name="P67"><text:span text:style-name="T65">int vhd_io_read(vhd_context_t *, char *, uint64_t, uint32_t);</text:span></text:p>
            <text:p text:style-name="P68"><text:span text:style-name="T66">int vhd_io_write(vhd_context_t *, char *, uint64_t, uint32_t);</text:span></text:p>
            <text:p text:style-name="P69"><text:span text:style-name="T67">int vhd_io_read_bytes(vhd_context_t *, char *, size_t, uint64_t);</text:span></text:p>
          </table:table-cell>
          <table:table-cell table:style-name="LibVhdAPI_5f_XRef.A2" office:value-type="string">
            <text:p text:style-name="P65"><text:span text:style-name="T1">/blktap/vhd/lib/... </text:span><text:span text:style-name="T2">+ 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70"><text:span text:style-name="T68">int vhd_io_write_bytes(vhd_context_t *, char *, size_t, uint64_t);</text:span></text:p>
          </table:table-cell>
          <table:table-cell table:style-name="LibVhdAPI_5f_XRef.A2" office:value-type="string">
            <text:p text:style-name="P70"><text:span text:style-name="T1">/blktap/vhd/lib/...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2" office:value-type="string">
            <text:p text:style-name="P71"><text:span text:style-name="T69">int vhd_print_headers(vhd_context_t *, int hex);</text:span></text:p>
          </table:table-cell>
          <table:table-cell table:style-name="LibVhdAPI_5f_XRef.A2" office:value-type="string">
            <text:p text:style-name="P71"><text:span text:style-name="T2"><text:s/>vhd_util.*</text:span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  <table:table-row>
          <table:table-cell table:style-name="LibVhdAPI_5f_XRef.A64" office:value-type="string">
            <text:p text:style-name="P71"><text:span text:style-name="T69">vhd_context_t *vhd_stream_initialize(FILE *, vhd_context_t *);</text:span></text:p>
            <text:p text:style-name="P71"><text:span text:style-name="T69">vhd_context_t *vhd_stream_load(FILE *);</text:span></text:p>
          </table:table-cell>
          <table:table-cell table:style-name="LibVhdAPI_5f_XRef.A2" office:value-type="string">
            <text:p text:style-name="P71"><text:span text:style-name="T1">/blktap/vhd/lib/... </text:span><text:span text:style-name="T2">+ vhd_util.*</text:span></text:p>
            <text:p text:style-name="P71"><text:span text:style-name="T2"/></text:p>
          </table:table-cell>
          <table:table-cell table:style-name="LibVhdAPI_5f_XRef.A2" office:value-type="string">
            <text:p text:style-name="P1"/>
          </table:table-cell>
          <table:table-cell table:style-name="LibVhdAPI_5f_XRef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><text:span text:style-name="T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783in" fo:margin-bottom="0.3835in" fo:margin-left="0.5437in" fo:margin-right="0.36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6T16:45:25</meta:creation-date>
    <dc:date>2012-06-27T12:25:29</dc:date>
    <meta:editing-duration>PT19H40M04S</meta:editing-duration>
    <meta:editing-cycles>73</meta:editing-cycles>
    <meta:generator>OpenOffice.org/3.2$Linux OpenOffice.org_project/320m19$Build-9505</meta:generator>
    <meta:document-statistic meta:table-count="1" meta:image-count="0" meta:object-count="0" meta:page-count="3" meta:paragraph-count="190" meta:word-count="676" meta:character-count="7590"/>
  </office:meta>
</office:document-meta>
</file>